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</text:span></text:p>
      <text:p text:style-name="P1"><text:span text:style-name="T1"><text:tab/><text:tab/><text:tab/>Numpy--Statistical Operations </text:span></text:p>
      <text:p text:style-name="P1"><text:span text:style-name="T1"><text:tab/>===========================================</text:span></text:p>
      <text:p text:style-name="P1"><text:span text:style-name="T1">=&gt;On the object of ndarray, we can the following Statistical Operations .</text:span></text:p>
      <text:p text:style-name="P1"><text:span text:style-name="T1"><text:tab/><text:tab/>a) amax()</text:span></text:p>
      <text:p text:style-name="P1"><text:span text:style-name="T1"><text:tab/><text:tab/>b) amin()</text:span></text:p>
      <text:p text:style-name="P1"><text:span text:style-name="T1"><text:tab/><text:tab/>c) mean()</text:span></text:p>
      <text:p text:style-name="P1"><text:span text:style-name="T1"><text:tab/><text:tab/>d) median()</text:span></text:p>
      <text:p text:style-name="P1"><text:span text:style-name="T1"><text:tab/><text:tab/>e) var()</text:span></text:p>
      <text:p text:style-name="P1"><text:span text:style-name="T1"><text:tab/><text:tab/>f) <text:s/>std()</text:span></text:p>
      <text:p text:style-name="P1"><text:span text:style-name="T1">=&gt;These operation we can perform on the entire matrix <text:s/>and we can also peform on columnwise (axis=0) and Rowwise (axis=1)</text:span></text:p>
      <text:p text:style-name="P1"><text:span text:style-name="T1">a) amax():</text:span></text:p>
      <text:p text:style-name="P1"><text:span text:style-name="T1">-------------------</text:span></text:p>
      <text:p text:style-name="P1"><text:span text:style-name="T1">=&gt;This functions obtains maximum element of the entire matrix.</text:span></text:p>
      <text:p text:style-name="P1"><text:span text:style-name="T1">=&gt;Syntax1:- <text:s text:c="5"/>varname=numpy.amax(ndarrayobject)</text:span></text:p>
      <text:p text:style-name="P2"/>
      <text:p text:style-name="P1"><text:span text:style-name="T1">=&gt;Syntax2:- <text:s text:c="5"/>varname=numpy.amax(ndarrayobject,axis=0)---&gt;obtains max </text:span></text:p>
      <text:p text:style-name="P1"><text:span text:style-name="T1"><text:s text:c="53"/>elements on the basis of columns.</text:span></text:p>
      <text:p text:style-name="P2"/>
      <text:p text:style-name="P1"><text:span text:style-name="T1">=&gt;Syntax3:- <text:s text:c="5"/>varname=numpy.amax(ndarrayobject,axis=1)---&gt;obtains max </text:span></text:p>
      <text:p text:style-name="P1"><text:soft-page-break/><text:span text:style-name="T1"><text:s text:c="58"/>elements on the basis of Rows.</text:span></text:p>
      <text:p text:style-name="P2"/>
      <text:p text:style-name="P1"><text:span text:style-name="T1">Examples:</text:span></text:p>
      <text:p text:style-name="P1"><text:span text:style-name="T1">---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<text:tab/>[[1 2 3]</text:span></text:p>
      <text:p text:style-name="P1"><text:span text:style-name="T1"><text:tab/><text:tab/> [4 2 1]</text:span></text:p>
      <text:p text:style-name="P1"><text:span text:style-name="T1"><text:tab/><text:tab/> [3 4 2]]</text:span></text:p>
      <text:p text:style-name="P1"><text:span text:style-name="T1">&gt;&gt;&gt; max=np.amax(A)</text:span></text:p>
      <text:p text:style-name="P1"><text:span text:style-name="T1">&gt;&gt;&gt; cmax=np.amax(A,axis=0)</text:span></text:p>
      <text:p text:style-name="P1"><text:span text:style-name="T1">&gt;&gt;&gt; rmax=np.amax(A,axis=1)</text:span></text:p>
      <text:p text:style-name="P1"><text:span text:style-name="T1">&gt;&gt;&gt; print("Max element=",max)-----------Max eleemnt= 4</text:span></text:p>
      <text:p text:style-name="P1"><text:span text:style-name="T1">&gt;&gt;&gt; print("Column Max eleemnts=",cmax)---Column Max eleemnts= [4 4 3]</text:span></text:p>
      <text:p text:style-name="P1"><text:span text:style-name="T1">&gt;&gt;&gt; print("Row Max eleemnts=",rmax)---Row Max eleemnts= [3 4 4]</text:span></text:p>
      <text:p text:style-name="P1"><text:span text:style-name="T1">-----------------------------------------------------------------------------------------------------</text:span></text:p>
      <text:p text:style-name="P1"><text:span text:style-name="T1">b) amin():</text:span></text:p>
      <text:p text:style-name="P1"><text:span text:style-name="T1">-------------------</text:span></text:p>
      <text:p text:style-name="P1"><text:span text:style-name="T1">=&gt;This functions obtains minmum element of the entire matrix.</text:span></text:p>
      <text:p text:style-name="P1"><text:span text:style-name="T1">=&gt;Syntax1:- <text:s text:c="5"/>varname=numpy.amin(ndarrayobject)</text:span></text:p>
      <text:p text:style-name="P2"><text:soft-page-break/></text:p>
      <text:p text:style-name="P1"><text:span text:style-name="T1">=&gt;Syntax2:- <text:s text:c="5"/>varname=numpy.amin(ndarrayobject,axis=0)---&gt;obtains min<text:tab/><text:tab/><text:tab/><text:tab/><text:tab/><text:tab/><text:tab/>elements on the basis of columns.</text:span></text:p>
      <text:p text:style-name="P2"/>
      <text:p text:style-name="P1"><text:span text:style-name="T1">=&gt;Syntax3:- <text:s text:c="5"/>varname=numpy.amin(ndarrayobject,axis=1)---&gt;obtains min<text:tab/><text:tab/><text:tab/><text:tab/><text:tab/><text:tab/><text:tab/>elements on the basis of Rows.</text:span></text:p>
      <text:p text:style-name="P1"><text:span text:style-name="T1">Examples:</text:span></text:p>
      <text:p text:style-name="P1"><text:span text:style-name="T1">---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<text:tab/>[[1 2 3]</text:span></text:p>
      <text:p text:style-name="P1"><text:span text:style-name="T1"><text:tab/><text:tab/> [4 2 1]</text:span></text:p>
      <text:p text:style-name="P1"><text:span text:style-name="T1"><text:tab/><text:tab/> [3 4 2]]</text:span></text:p>
      <text:p text:style-name="P1"><text:span text:style-name="T1">&gt;&gt;&gt; min=np.amin(A)</text:span></text:p>
      <text:p text:style-name="P1"><text:span text:style-name="T1">&gt;&gt;&gt; cmin=np.amin(A,axis=0)</text:span></text:p>
      <text:p text:style-name="P1"><text:span text:style-name="T1">&gt;&gt;&gt; rmin=np.amin(A,axis=1)</text:span></text:p>
      <text:p text:style-name="P1"><text:span text:style-name="T1">&gt;&gt;&gt; print("Min eleemnt=",min)---Min eleemnt= 1</text:span></text:p>
      <text:p text:style-name="P1"><text:span text:style-name="T1">&gt;&gt;&gt; print("Column Min eleemnts=",cmin)---Column Min eleemnts= [1 2 1]</text:span></text:p>
      <text:p text:style-name="P1"><text:span text:style-name="T1">&gt;&gt;&gt; print("Row Min eleemnts=",rmin)---Row Min eleemnts= [1 1 2]</text:span></text:p>
      <text:p text:style-name="P1"><text:span text:style-name="T1">---------------------------------------------------------------------------------------------------</text:span></text:p>
      <text:p text:style-name="P1"><text:span text:style-name="T1">c) mean():</text:span></text:p>
      <text:p text:style-name="P1"><text:span text:style-name="T1">-----------------</text:span></text:p>
      <text:p text:style-name="P1"><text:soft-page-break/><text:span text:style-name="T1">=&gt;This is used for cal mean of the total matrix elements.</text:span></text:p>
      <text:p text:style-name="P1"><text:span text:style-name="T1">=&gt;The formula for mean=(sum of all elements of matrix) / total number of elements.</text:span></text:p>
      <text:p text:style-name="P1"><text:span text:style-name="T1">Syntax1:- <text:s text:c="5"/>varname=numpy.mean(ndarrayobject)</text:span></text:p>
      <text:p text:style-name="P1"><text:span text:style-name="T1">Syntax2:- <text:s text:c="5"/>varname=numpy.mean(ndarrayobject,axis=0)---&gt;Columnwise Mean</text:span></text:p>
      <text:p text:style-name="P1"><text:span text:style-name="T1">Syntax3:- <text:s text:c="5"/>varname=numpy.mean(ndarrayobject,axis=1)---&gt;Rowwise Mean</text:span></text:p>
      <text:p text:style-name="P1"><text:span text:style-name="T1">-----------------</text:span></text:p>
      <text:p text:style-name="P1"><text:span text:style-name="T1">Examples:</text:span></text:p>
      <text:p text:style-name="P1"><text:span text:style-name="T1">-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<text:tab/>[[1 2 3]</text:span></text:p>
      <text:p text:style-name="P1"><text:span text:style-name="T1"><text:tab/><text:tab/> [4 2 1]</text:span></text:p>
      <text:p text:style-name="P1"><text:span text:style-name="T1"><text:tab/><text:tab/> [3 4 2]]</text:span></text:p>
      <text:p text:style-name="P1"><text:span text:style-name="T1">&gt;&gt;&gt; m=np.mean(A)</text:span></text:p>
      <text:p text:style-name="P1"><text:span text:style-name="T1">&gt;&gt;&gt; cm=np.mean(A,axis=0)</text:span></text:p>
      <text:p text:style-name="P1"><text:span text:style-name="T1">&gt;&gt;&gt; rm=np.mean(A,axis=1)</text:span></text:p>
      <text:p text:style-name="P1"><text:span text:style-name="T1">&gt;&gt;&gt; print("Mean=",m)-------Mean= 2.4444444444444446</text:span></text:p>
      <text:p text:style-name="P1"><text:span text:style-name="T1">&gt;&gt;&gt; print("Column Mean=",cm)--Column Mean= [2.66666667 <text:s text:c="3"/>2.66666667 <text:s text:c="6"/>2. ]</text:span></text:p>
      <text:p text:style-name="P1"><text:span text:style-name="T1">&gt;&gt;&gt; print("Row Mean=",rm)---Row Mean= [ 2. <text:s text:c="9"/>2.33333333 <text:s text:c="7"/>3. <text:s/>]</text:span></text:p>
      <text:p text:style-name="P1"><text:span text:style-name="T1">------------------------------------------------------------------------------------------------------</text:span></text:p>
      <text:p text:style-name="P1"><text:soft-page-break/><text:span text:style-name="T1">d) median()</text:span></text:p>
      <text:p text:style-name="P1"><text:span text:style-name="T1">---------------------</text:span></text:p>
      <text:p text:style-name="P1"><text:span text:style-name="T1">=&gt;This is used for calculating / obtaining median of entire matrix elements.</text:span></text:p>
      <text:p text:style-name="P1"><text:span text:style-name="T1">=&gt;Median is nothing but sorting the given data in ascending order and select middle element.</text:span></text:p>
      <text:p text:style-name="P1"><text:span text:style-name="T1">=&gt;If the number of sorted elements are odd then center or <text:s/>middle element becomes median.</text:span></text:p>
      <text:p text:style-name="P1"><text:span text:style-name="T1">=&gt;If the number sorted elements are even then select center or middle <text:s/>of two elements, add them and divided by 2 and that result <text:s/>becomes median.</text:span></text:p>
      <text:p text:style-name="P2"/>
      <text:p text:style-name="P2"/>
      <text:p text:style-name="P1"><text:span text:style-name="T1">Syntax1:- <text:s text:c="5"/>varname=numpy.median(ndarrayobject)</text:span></text:p>
      <text:p text:style-name="P2"/>
      <text:p text:style-name="P1"><text:span text:style-name="T1">Syntax2:- <text:s text:c="5"/>varname=numpy.median(ndarrayobject,axis=0)</text:span></text:p>
      <text:p text:style-name="P2"/>
      <text:p text:style-name="P1"><text:span text:style-name="T1">Syntax3:- <text:s text:c="5"/>varname=numpy.median(ndarrayobject,axis=1)</text:span></text:p>
      <text:p text:style-name="P2"/>
      <text:p text:style-name="P1"><text:span text:style-name="T1">Examples:</text:span></text:p>
      <text:p text:style-name="P1"><text:span text:style-name="T1">----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<text:tab/>[[1 2 3]</text:span></text:p>
      <text:p text:style-name="P1"><text:span text:style-name="T1"><text:tab/><text:tab/> [4 2 1]</text:span></text:p>
      <text:p text:style-name="P1"><text:soft-page-break/><text:span text:style-name="T1"><text:tab/><text:tab/> [3 4 2]]</text:span></text:p>
      <text:p text:style-name="P1"><text:span text:style-name="T1">&gt;&gt;&gt; md=np.median(A)</text:span></text:p>
      <text:p text:style-name="P1"><text:span text:style-name="T1">&gt;&gt;&gt; cmd=np.median(A,axis=0)</text:span></text:p>
      <text:p text:style-name="P1"><text:span text:style-name="T1">&gt;&gt;&gt; rmd=np.median(A,axis=1)</text:span></text:p>
      <text:p text:style-name="P1"><text:span text:style-name="T1">&gt;&gt;&gt; print("Median=",md)----Median= 2.0</text:span></text:p>
      <text:p text:style-name="P1"><text:span text:style-name="T1">&gt;&gt;&gt; print("Column Median=",cmd)---Column Median= [3. <text:s/>2. <text:s/>2.]</text:span></text:p>
      <text:p text:style-name="P1"><text:span text:style-name="T1">&gt;&gt;&gt; print("Row Median=",rmd)------Row Median= [2. <text:s text:c="2"/>2. <text:s/>3.]</text:span></text:p>
      <text:p text:style-name="P1"><text:span text:style-name="T1">&gt;&gt;&gt; l1=[[2,3],[4,1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<text:tab/>[[2 3]</text:span></text:p>
      <text:p text:style-name="P1"><text:span text:style-name="T1"><text:tab/><text:tab/> [4 1]]</text:span></text:p>
      <text:p text:style-name="P1"><text:span text:style-name="T1">&gt;&gt;&gt; md=np.median(A)</text:span></text:p>
      <text:p text:style-name="P1"><text:span text:style-name="T1">&gt;&gt;&gt; cmd=np.median(A,axis=0)</text:span></text:p>
      <text:p text:style-name="P1"><text:span text:style-name="T1">&gt;&gt;&gt; rmd=np.median(A,axis=1)</text:span></text:p>
      <text:p text:style-name="P1"><text:span text:style-name="T1">&gt;&gt;&gt; print("Median=",md)---Median= 2.5</text:span></text:p>
      <text:p text:style-name="P1"><text:span text:style-name="T1">&gt;&gt;&gt; print("Column Median=",cmd)---Column Median= [3. 2.]</text:span></text:p>
      <text:p text:style-name="P1"><text:span text:style-name="T1">&gt;&gt;&gt; print("Row Median=",rmd)---Row Median= [2.5 2.5]</text:span></text:p>
      <text:p text:style-name="P1"><text:span text:style-name="T1">-----------------------------------------------------------------------------------------</text:span></text:p>
      <text:p text:style-name="P1"><text:span text:style-name="T1">e) var():</text:span></text:p>
      <text:p text:style-name="P1"><text:span text:style-name="T1">-------------</text:span></text:p>
      <text:p text:style-name="P1"><text:soft-page-break/><text:span text:style-name="T1">Variance= sqr(mean-xi) / total number of elements</text:span></text:p>
      <text:p text:style-name="P1"><text:span text:style-name="T1">here 'xi' represents each element of matrix.</text:span></text:p>
      <text:p text:style-name="P1"><text:span text:style-name="T1">------------------</text:span></text:p>
      <text:p text:style-name="P1"><text:span text:style-name="T1">Syntax1:- <text:s text:c="5"/>varname=numpy.var(ndarrayobject)</text:span></text:p>
      <text:p text:style-name="P2"/>
      <text:p text:style-name="P1"><text:span text:style-name="T1">Syntax2:- <text:s text:c="5"/>varname=numpy.var(ndarrayobject,axis=0)</text:span></text:p>
      <text:p text:style-name="P2"/>
      <text:p text:style-name="P1"><text:span text:style-name="T1">Syntax3:- <text:s text:c="5"/>varname=numpy.var(ndarrayobject,axis=1)</text:span></text:p>
      <text:p text:style-name="P1"><text:span text:style-name="T1">--------------------</text:span></text:p>
      <text:p text:style-name="P1"><text:span text:style-name="T1">Examples:</text:span></text:p>
      <text:p text:style-name="P1"><text:span text:style-name="T1">----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[[1 2 3]</text:span></text:p>
      <text:p text:style-name="P1"><text:span text:style-name="T1"><text:tab/> [4 2 1]</text:span></text:p>
      <text:p text:style-name="P1"><text:span text:style-name="T1"><text:tab/> [3 4 2]]</text:span></text:p>
      <text:p text:style-name="P1"><text:span text:style-name="T1">&gt;&gt;&gt; vr=np.var(A)</text:span></text:p>
      <text:p text:style-name="P1"><text:span text:style-name="T1">&gt;&gt;&gt; cvr=np.var(A,axis=0)</text:span></text:p>
      <text:p text:style-name="P1"><text:span text:style-name="T1">&gt;&gt;&gt; rvr=np.var(A,axis=1)</text:span></text:p>
      <text:p text:style-name="P1"><text:span text:style-name="T1">&gt;&gt;&gt; print("Variance=",vr)----Variance= 1.1358024691358024</text:span></text:p>
      <text:p text:style-name="P1"><text:soft-page-break/><text:span text:style-name="T1">&gt;&gt;&gt; print("Column Variance=",cvr)---Column Variance= [1.55555556 0.88888889<text:tab/><text:tab/><text:tab/><text:tab/><text:tab/><text:tab/><text:tab/><text:tab/><text:tab/><text:tab/><text:tab/><text:tab/><text:tab/>0.66666667]</text:span></text:p>
      <text:p text:style-name="P1"><text:span text:style-name="T1">&gt;&gt;&gt; print("Row Variance=",rvr)---Row Variance=[0.66666667 1.55555556 0.66666667]</text:span></text:p>
      <text:p text:style-name="P1"><text:span text:style-name="T1">--------------------------------------------------------------</text:span></text:p>
      <text:p text:style-name="P1"><text:span text:style-name="T1">f) std()</text:span></text:p>
      <text:p text:style-name="P1"><text:span text:style-name="T1">------------------</text:span></text:p>
      <text:p text:style-name="P1"><text:span text:style-name="T1">standard deviation=sqrt(var)</text:span></text:p>
      <text:p text:style-name="P2"/>
      <text:p text:style-name="P1"><text:span text:style-name="T1">Syntax1:- <text:s text:c="5"/>varname=numpy.std(ndarrayobject)</text:span></text:p>
      <text:p text:style-name="P2"/>
      <text:p text:style-name="P1"><text:span text:style-name="T1">Syntax2:- <text:s text:c="5"/>varname=numpy.std(ndarrayobject,axis=0)</text:span></text:p>
      <text:p text:style-name="P2"/>
      <text:p text:style-name="P1"><text:span text:style-name="T1">Syntax3:- <text:s text:c="5"/>varname=numpy.std(ndarrayobject,axis=1)</text:span></text:p>
      <text:p text:style-name="P1"><text:span text:style-name="T1">-------------------------------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&gt;&gt;&gt; l1=[[1,2,3],[4,2,1],[3,4,2]]</text:span></text:p>
      <text:p text:style-name="P1"><text:span text:style-name="T1">&gt;&gt;&gt; A=np.array(l1)</text:span></text:p>
      <text:p text:style-name="P1"><text:span text:style-name="T1">&gt;&gt;&gt; print(A)</text:span></text:p>
      <text:p text:style-name="P1"><text:span text:style-name="T1"><text:tab/>[[1 2 3]</text:span></text:p>
      <text:p text:style-name="P1"><text:span text:style-name="T1"><text:tab/> [4 2 1]</text:span></text:p>
      <text:p text:style-name="P1"><text:span text:style-name="T1"><text:tab/> [3 4 2]]</text:span></text:p>
      <text:p text:style-name="P1"><text:soft-page-break/><text:span text:style-name="T1">&gt;&gt;&gt; vr=np.var(A)</text:span></text:p>
      <text:p text:style-name="P1"><text:span text:style-name="T1">&gt;&gt;&gt; cvr=np.var(A,axis=0)</text:span></text:p>
      <text:p text:style-name="P1"><text:span text:style-name="T1">&gt;&gt;&gt; rvr=np.var(A,axis=1)</text:span></text:p>
      <text:p text:style-name="P1"><text:span text:style-name="T1">&gt;&gt;&gt; print("Variance=",vr)---Variance= 1.1358024691358024</text:span></text:p>
      <text:p text:style-name="P1"><text:span text:style-name="T1">&gt;&gt;&gt; print("Column Variance=",cvr)---Column Variance= [1.55555556 0.88888889<text:tab/><text:tab/><text:tab/><text:tab/><text:tab/><text:tab/><text:tab/><text:tab/><text:tab/><text:tab/><text:tab/><text:tab/><text:tab/><text:tab/><text:tab/><text:tab/>0.66666667]</text:span></text:p>
      <text:p text:style-name="P1"><text:span text:style-name="T1">&gt;&gt;&gt; print("Row Variance=",rvr)---Row Variance= [0.66666667 1.55555556 0.66666667]</text:span></text:p>
      <text:p text:style-name="P1"><text:span text:style-name="T1">--------------------------------------------------------------------------------------------------</text:span></text:p>
      <text:p text:style-name="P1"><text:span text:style-name="T1">&gt;&gt;&gt; sd=np.std(A)</text:span></text:p>
      <text:p text:style-name="P1"><text:span text:style-name="T1">&gt;&gt;&gt; csd=np.std(A,axis=0)</text:span></text:p>
      <text:p text:style-name="P1"><text:span text:style-name="T1">&gt;&gt;&gt; rsd=np.std(A,axis=1)</text:span></text:p>
      <text:p text:style-name="P1"><text:span text:style-name="T1">&gt;&gt;&gt; print("std=",sd)---std= 1.0657403385139377</text:span></text:p>
      <text:p text:style-name="P1"><text:span text:style-name="T1">&gt;&gt;&gt; print(" column std=",csd)--- column std= [1.24721913 0.94280904 0.81649658]</text:span></text:p>
      <text:p text:style-name="P1"><text:span text:style-name="T1">&gt;&gt;&gt; print("Row std=",rsd)--Row std= [0.81649658 1.24721913 0.81649658]</text:span></text:p>
      <text:p text:style-name="P1"><text:span text:style-name="T1">==========================X=====================================</text:span></text:p>
      <text:p text:style-name="P1"><text:span text:style-name="T1">Note: <text:s/>numpy module does not contain mode().</text:span></text:p>
      <text:p text:style-name="P1"><text:span text:style-name="T1"><text:tab/>mode() present in statistics module of Python</text:span></text:p>
      <text:p text:style-name="P2"/>
      <text:p text:style-name="P1"><text:span text:style-name="T1">mode() <text:s/>gives Highest Frequent Element in given object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&gt;&gt;&gt; import statistics as s</text:span></text:p>
      <text:p text:style-name="P1"><text:soft-page-break/><text:span text:style-name="T1">&gt;&gt;&gt; l1=[10,20,30,10,20,40,10]</text:span></text:p>
      <text:p text:style-name="P1"><text:span text:style-name="T1">&gt;&gt;&gt; s.mode(l1)-------------10</text:span></text:p>
      <text:p text:style-name="P1"><text:span text:style-name="T1">&gt;&gt;&gt; l1=[10,20,30,10,20,40,10,20]</text:span></text:p>
      <text:p text:style-name="P1"><text:span text:style-name="T1">&gt;&gt;&gt; s.mode(l1)-------------10</text:span></text:p>
      <text:p text:style-name="P1"><text:span text:style-name="T1">&gt;&gt;&gt; l1=[20,10,30,10,20,40,10,20]</text:span></text:p>
      <text:p text:style-name="P1"><text:span text:style-name="T1">&gt;&gt;&gt; s.mode(l1)------------------20</text:span></text:p>
      <text:p text:style-name="P1"><text:span text:style-name="T1">&gt;&gt;&gt; s.multimode(l1)--------------[20, 10]</text:span></text:p>
      <text:p text:style-name="P1"><text:span text:style-name="T1">-------------------------------</text:span></text:p>
      <text:p text:style-name="P1"><text:span text:style-name="T1">&gt;&gt;&gt; a=np.array(l1)</text:span></text:p>
      <text:p text:style-name="P1"><text:span text:style-name="T1">&gt;&gt;&gt; s.mode(a)----------------20</text:span></text:p>
      <text:p text:style-name="P1"><text:span text:style-name="T1">&gt;&gt;&gt; s.multimode(a)-----------[20, 10]</text:span></text:p>
      <text:p text:style-name="P1"><text:span text:style-name="T1">---------------------------------------------------------------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84" meta:word-count="669" meta:character-count="6811" meta:non-whitespace-character-count="6016"/>
    <meta:generator>LibreOfficeDev/6.0.5.2$Linux_X86_64 LibreOffice_project/</meta:generator>
  </office:meta>
</office:document-meta>
</file>